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5.6484in"/>
    </style:style>
    <style:style style:name="co4" style:family="table-column">
      <style:table-column-properties fo:break-before="auto" style:column-width="2.3602in"/>
    </style:style>
    <style:style style:name="co5" style:family="table-column">
      <style:table-column-properties fo:break-before="auto" style:column-width="9.7862in"/>
    </style:style>
    <style:style style:name="co6" style:family="table-column">
      <style:table-column-properties fo:break-before="auto" style:column-width="14.1709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bart-base_5f_anns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rt-base_ann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gloss1</text:p>
          </table:table-cell>
          <table:table-cell office:value-type="string" calcext:value-type="string">
            <text:p>more_similar</text:p>
          </table:table-cell>
          <table:table-cell office:value-type="string" calcext:value-type="string">
            <text:p>gloss2a</text:p>
          </table:table-cell>
          <table:table-cell office:value-type="string" calcext:value-type="string">
            <text:p>gloss2b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control or man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organize a service or system and make it available to people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have to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in charge of, act on, or dispose of ; to man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organize and control the work of a company, organization, or group of peopl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share ( something ) with others.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perceive or comprehen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alize that someone or something is making a sound</text:p>
          </table:table-cell>
          <table:table-cell office:value-type="string" calcext:value-type="string">
            <text:p>used for talking about the things that people say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serve as an illustration of ; to illustra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raw the pictures in a book, or to put pictures in a book</text:p>
          </table:table-cell>
          <table:table-cell office:value-type="string" calcext:value-type="string">
            <text:p>to show something by using pictures, diagrams, lists of numbers etc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oint out ; to men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bestow ; to off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increase the size of a building or area, especially by adding extra parts onto it</text:p>
          </table:table-cell>
          <table:table-cell office:value-type="string" calcext:value-type="string">
            <text:p>to offer something such as a welcome, thanks, or sympathy to someon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or becom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succeed in achieving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; to get to ( a place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something ) into practic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tart to use a new system, process, or law for the first time</text:p>
          </table:table-cell>
          <table:table-cell office:value-type="string" calcext:value-type="string">
            <text:p>to tell someone another personâ€™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one's ow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have the same opinion or feeling as someone els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ask for ( permission or something desired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or write to someone in order to get information from them</text:p>
          </table:table-cell>
          <table:table-cell office:value-type="string" calcext:value-type="string">
            <text:p>to speak or write to someone because you want them to give you something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successfu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be unsuccessful when you try to do something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come avail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To make the sound of bending.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o become curved or folded and not straight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; to get into touch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if something such as a programme or message reaches people, they see it or hear it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 over a period of time ; to adap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radually develop particular physical features</text:p>
          </table:table-cell>
          <table:table-cell office:value-type="string" calcext:value-type="string">
            <text:p>to develop something gradually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o join by means of a common fund or infrastructur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people, things, or events are linked, they are related to each other in some way</text:p>
          </table:table-cell>
          <table:table-cell office:value-type="string" calcext:value-type="string">
            <text:p>to connect two or more place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disturb, especially by minor irritation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nnoy someone by interrupting them when they are busy or want to be left alone</text:p>
          </table:table-cell>
          <table:table-cell office:value-type="string" calcext:value-type="string">
            <text:p>to cause someone physical pai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succeed in some task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 ; to have as its conte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To try to find ; search ( for ).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o kill animals for food or for their skin or other parts, or for sport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opera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something ) into practic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into existence or use for the first time</text:p>
          </table:table-cell>
          <table:table-cell office:value-type="string" calcext:value-type="string">
            <text:p>to tell someone another personâ€™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one's ow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execute ; to carry out ; to execu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ave as a par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o get into ; 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o or come into a place</text:p>
          </table:table-cell>
          <table:table-cell office:value-type="string" calcext:value-type="string">
            <text:p>to start to take part in a particular activity or to work in a particular job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 ( someone's mind or feelings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face ( something unpleasant ) head 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To accept ( a writ, etc. ) as genuin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let someone know that you have received something they sent you</text:p>
          </table:table-cell>
          <table:table-cell office:value-type="string" calcext:value-type="string">
            <text:p>to show that you have seen someone or that you recognize them, for example by smiling or speaking to them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apply ; to put into practice ; to app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put a layer of something such as paint onto a surface</text:p>
          </table:table-cell>
          <table:table-cell office:value-type="string" calcext:value-type="string">
            <text:p>to use a particular method, process, law etc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business ; to have an offi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have a game ; to exert oneself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if children play or play something, they do things that they enjoy, for example using toys and taking part in game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or becom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faced with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be bothered ( by something ).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if you do not bother to do something, you do not do it, either because there seems to be no good reason or because it involves too much effort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refrain from using, especially in wartim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ollect a set of things and keep them for a particular purpose</text:p>
          </table:table-cell>
          <table:table-cell office:value-type="string" calcext:value-type="string">
            <text:p>to keep something for someone by making sure that other people do not take it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you want something to happen, or that you want someone else to do something</text:p>
          </table:table-cell>
          <table:table-cell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apply ( a rule, procedure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hange ( something ) from one state, form, or condition to anoth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unpleasant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( a place ) by effort of any kin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ask ( about )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oint out ; to men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able ; to not succee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be unsuccessful when you try to do something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restrain by authorit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introduce something such as a new law or new system, and force people to accept it</text:p>
          </table:table-cell>
          <table:table-cell office:value-type="string" calcext:value-type="string">
            <text:p>to cause extra work for someone by asking them to do something that may not be convenient for them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( something ) avail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be in charge of ( a group, organization etc.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office:value-type="string" calcext:value-type="string">
            <text:p>to be in control of an organization, group of people, or activity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uggest ( something ) as being suitable or desirab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remind you of something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in charge of ( a business, project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respond to ( a question, accusation, etc. ).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o give a spoken reply to a question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to ; to be useful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be responsible for or supply ( food or drink 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eating or drinking something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( a place ) by effort of any kin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get as high as a particular level or amount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manage or manage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dmit to being true or to be the ca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do something successfu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or benefit ; to be useful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To be in need of ; to require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ed for emphasizing that something should be done</text:p>
          </table:table-cell>
          <table:table-cell office:value-type="string" calcext:value-type="string">
            <text:p>if you need something, you must have it because it is necessary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entry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llow someone to become a member of an organization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say in an urgent or questioning manner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ask questions of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; to give ris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office:value-type="string" calcext:value-type="string">
            <text:p>to cause someone to do something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in common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encounter ( something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earnest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or write to someone because you want them to give you something</text:p>
          </table:table-cell>
          <table:table-cell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say to ( an advertisement )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keep under control ; to restrain ; to keep within limit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machine, system, vehicle etc move or operate in the way that you want it to</text:p>
          </table:table-cell>
          <table:table-cell office:value-type="string" calcext:value-type="string">
            <text:p>to have the power to make decisions and decide what will happen to something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try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manage or manage ; to have in one's control.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o make a machine, system, vehicle etc move or operate in the way that you want it to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gin to operate or be operating ; to begin to func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opera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thing such as a rule, idea, or fact operates, it exists and has an effect in a particular situation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called by ( a given name )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spond</text:p>
          </table:table-cell>
          <table:table-cell office:value-type="string" calcext:value-type="string">
            <text:p>To respond in kind or mann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ply, especially in writing</text:p>
          </table:table-cell>
          <table:table-cell office:value-type="string" calcext:value-type="string">
            <text:p>to react to something by taking a particular course of action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one's own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To remind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tell someone again about an event from the past or about a fact that they used to know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use to change one's mi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remove an obstruction from ( a horse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something ) into practi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ell someone another personâ€™s name when they meet for the first time</text:p>
          </table:table-cell>
          <table:table-cell office:value-type="string" calcext:value-type="string">
            <text:p>to bring something into existence or use for the first time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make an effort to deal with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animals ) into an environment for the first tim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such as a plant or animal into a country or environment for the first time</text:p>
          </table:table-cell>
          <table:table-cell office:value-type="string" calcext:value-type="string">
            <text:p>to tell someone another personâ€™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supply ( someone ) with information, ideas, etc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food to a person or an animal</text:p>
          </table:table-cell>
          <table:table-cell office:value-type="string" calcext:value-type="string">
            <text:p>to provide a supply of something for a person or a machine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dmit ( something ) to be true ; to concede or concu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exercise control ov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have the power to make decisions and decide what will happen to something</text:p>
          </table:table-cell>
          <table:table-cell office:value-type="string" calcext:value-type="string">
            <text:p>to make a machine, system, vehicle etc move or operate in the way that you want it to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 portion of ; to have something in comm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provide an illustration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how what something is like, or to show that something is true</text:p>
          </table:table-cell>
          <table:table-cell office:value-type="string" calcext:value-type="string">
            <text:p>to draw the pictures in a book, or to put pictures in a book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answer ( a question, accusation etc. )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give a spoken reply to a question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control or man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organize and control the work of a company, organization, or group of people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listen to ( a request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listen to someone who is speaking about a particular thing</text:p>
          </table:table-cell>
          <table:table-cell office:value-type="string" calcext:value-type="string">
            <text:p>if a court case is heard, it is dealt with by a court or judge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converse to ; to make a speech to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peak publicly to a group of people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dmit to be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encounter ( a problem, situation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make available for sa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office:value-type="string" calcext:value-type="string">
            <text:p>to provide something such as a product or service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present ( an opportunity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someone something that you think they need or deserve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behave as expected when trying to do something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available ; to make availab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be able to deal with someth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able to live with only a limited amount of money</text:p>
          </table:table-cell>
          <table:table-cell office:value-type="string" calcext:value-type="string">
            <text:p>to deal successfully with a problem or difficult situation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oint out ; to show ; to manife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lead ( someone ) in the desired direction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( something ) to happe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ause someone to do something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something ope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gain, usually undeservedly ; to gain as a result of one's effort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getting something that you want because of hard work or ability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unpleasant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arry or take someone or something somewhere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somebody ) from having to do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it possible for someone to avoid doing something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, to hold within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gin to opera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To strive, to labour in difficulty, to figh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your strength to fight against someone or something</text:p>
          </table:table-cell>
          <table:table-cell office:value-type="string" calcext:value-type="string">
            <text:p>to try hard to do something that you find very difficult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chieve something after discussing it or thinking about it for a long time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, as a document or a stateme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 gradually from one form or medium to anoth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office:value-type="string" calcext:value-type="string">
            <text:p>to gradually change and develop over a period of time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by effort of any kin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rrive somewhere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somebody ) from doing someth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office:value-type="string" calcext:value-type="string">
            <text:p>to make it possible for someone to avoid doing something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move in a manner reminiscent of a game of billiard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thing such as light plays somewhere, it moves quickly over a surface, appearing in different places for a very short time</text:p>
          </table:table-cell>
          <table:table-cell office:value-type="string" calcext:value-type="string">
            <text:p>if children play or play something, they do things that they enjoy, for example using toys and taking part in games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come into the company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come together with other people or thing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To feed off ( a feeling or impulse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a feeling stronger</text:p>
          </table:table-cell>
          <table:table-cell office:value-type="string" calcext:value-type="string">
            <text:p>to give food to a person or an animal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involved in an activity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disagree ( with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become a member of an organization, club etc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manage ( to do something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succeed in doing something ; to man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win ( a competition or battle )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get something as a prize for defeating other people or because you are lucky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rovide evidence for ; to sugge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have an operation ; to be operative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extend in scope, extent, or range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 ; to have as a refere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scribe something, or to be about something</text:p>
          </table:table-cell>
          <table:table-cell office:value-type="string" calcext:value-type="string">
            <text:p>to mention someone or something when you are speaking or writing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do something that is not the case ; to fai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not do something that people expect you to do</text:p>
          </table:table-cell>
          <table:table-cell office:value-type="string" calcext:value-type="string">
            <text:p>to be unsuccessful in achieving a satisfactory level or standard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supply with an illustra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raw the pictures in a book, or to put pictures in a book</text:p>
          </table:table-cell>
          <table:table-cell office:value-type="string" calcext:value-type="string">
            <text:p>to show something by using pictures, diagrams, lists of numbers etc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cause ( someone ) to be acquainted with ( something )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tell someone another personâ€™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extend in time, to last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apply 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address ( someone or something ) formally or forma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someone aware of ( something ) for the first tim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provide someone with a new experience, activity, or opportunity to learn something</text:p>
          </table:table-cell>
          <table:table-cell office:value-type="string" calcext:value-type="string">
            <text:p>to tell someone another personâ€™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extend to ; to stretch out as far as ; to touch by virtue of ext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as high as a particular level or amount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( a decision ) by effort of any kin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hieve something after discussing it or thinking about it for a long time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make something plain to ( someone ) ; to make plain ; to manifest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try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 ( one's mind or attitude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becom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 to be true ; to admit to being tru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place a burden or duty on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cause extra work for someone by asking them to do something that may not be convenient for them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xert oneself hard or vigorously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To start, to take the first step into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tart doing something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try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have reference 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scribe something, or to be about something</text:p>
          </table:table-cell>
          <table:table-cell office:value-type="string" calcext:value-type="string">
            <text:p>to mention someone or something when you are speaking or writing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( something ) available for u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a penalty kick ) from scor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goalkeeper saves a ball in a sport such as football, they prevent the ball from going into the net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admittance to ; to permit to ent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take someone into hospital for medical treatment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manage or manage, be in charge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an available supply of something such as time or money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hold in restraint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make people behave in the way that you want them to behave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make something plain to the mind ; to clear ( something )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 ( a body, organization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a share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give a part of something to someone else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comprehend, to comprehen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a particular destina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rrive somewhere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hange ( something ) from one configuration or state to ano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uggest ( something ) ; to imp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ell someone about something that may be useful or suitable for a particular purpose</text:p>
          </table:table-cell>
          <table:table-cell office:value-type="string" calcext:value-type="string">
            <text:p>to offer an idea or a plan for someone to consider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o avoid ( something unpleasant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et away from a place where you are in danger</text:p>
          </table:table-cell>
          <table:table-cell office:value-type="string" calcext:value-type="string">
            <text:p>to avoid thinking about or dealing with an unpleasant situation that you are in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give something back to ( someone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ollect a set of things and keep them for a particular purpose</text:p>
          </table:table-cell>
          <table:table-cell office:value-type="string" calcext:value-type="string">
            <text:p>to keep something for someone by making sure that other people do not take it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come together ; to unit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come together with other people or things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deal with ( a situation or problem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, to have referenc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uggest ; to imp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share ( something ) with other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tell someone something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tate, affirm, or claim as true ; to imply.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win ; to gain favor with.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o succeed in getting something that you want because of hard work or ability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extend in scope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increase the size of a building or area, especially by adding extra parts onto it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, to use as a nam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 ( a problem or difficulty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useful or helpfu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hange ( something ) from one form, style, etc. to anoth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undergo chan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office:value-type="string" calcext:value-type="string">
            <text:p>to gradually change and develop over a period of time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To predict or believe that something will happ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hink that something will happen</text:p>
          </table:table-cell>
          <table:table-cell office:value-type="string" calcext:value-type="string">
            <text:p>to be waiting for someone or something to arrive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free ( someone or something ) from something harmful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c1e5f5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3d6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2f1c8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aeefb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2cfee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d9f2d0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3cbeb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6c6ad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84e291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96dcf8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59edd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b4e5a2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6b1e1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2aa84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47d45a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61cbf4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86ecc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8ed973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56082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97132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196b24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0f9ed5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a02b93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4ea72e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ptos Narrow" fo:font-family="'Aptos Narrow'" style:font-family-generic="swiss" fo:font-size="11pt" fo:font-style="italic" fo:text-shadow="none" style:text-underline-style="none" fo:font-weight="normal" style:font-size-asian="11pt" style:font-style-asian="italic" style:font-weight-asian="normal" style:font-name-complex="Aptos Narrow" style:font-family-complex="'Aptos Narrow'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156082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5pt" fo:font-style="normal" fo:text-shadow="none" style:text-underline-style="none" fo:font-weight="bold" style:font-size-asian="15pt" style:font-style-asian="normal" style:font-weight-asian="bold" style:font-name-complex="Aptos Narrow" style:font-family-complex="'Aptos Narrow'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64bee6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3pt" fo:font-style="normal" fo:text-shadow="none" style:text-underline-style="none" fo:font-weight="bold" style:font-size-asian="13pt" style:font-style-asian="normal" style:font-weight-asian="bold" style:font-name-complex="Aptos Narrow" style:font-family-complex="'Aptos Narrow'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46b1e1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text-line-through-type="none" style:font-name="Aptos Display" fo:font-family="'Aptos Display'" style:font-family-generic="swiss" fo:font-size="18pt" fo:font-style="normal" fo:text-shadow="none" style:text-underline-style="none" fo:font-weight="normal" style:font-size-asian="18pt" style:font-style-asian="normal" style:font-weight-asian="normal" style:font-name-complex="Aptos Display" style:font-family-complex="'Aptos Display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156082" style:border-line-width-bottom="0.0071in 0.0102in 0.0071in" style:diagonal-bl-tr="none" style:diagonal-tl-br="none" fo:border-left="none" fo:border-right="none" fo:border-top="0.74pt solid #156082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art-base_5f_annset" style:display-name="PageStyle_bart-base_anns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uk, Sofia E</meta:initial-creator>
    <dc:creator>Gruk, Sofia E</dc:creator>
    <meta:creation-date>2024-06-18T12:06:37</meta:creation-date>
    <dc:date>2024-06-18T19:34:05</dc:date>
    <meta:generator>LibreOffice/7.3.7.2$Linux_X86_64 LibreOffice_project/30$Build-2</meta:generator>
    <meta:document-statistic meta:table-count="1" meta:cell-count="1109" meta:object-count="0"/>
    <meta:user-defined meta:name="AppVersion">16.0300</meta:user-defined>
  </office:meta>
</office:document-meta>
</file>